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Volume 5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lock Type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4x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elocity_scale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covered-table-cell/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 table:number-columns-repeated="5"/>
        </table:table-row>
      </table:table>
      <table:table table:name="Volume 7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lock Typ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2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4x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elocity_scale</text:p>
          </table:table-cell>
          <table:table-cell office:value-type="float" office:value="0.01" calcext:value-type="float">
            <text:p>0.01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/>
          <table:table-cell table:style-name="Default"/>
          <table:table-cell table:number-columns-repeated="3"/>
        </table:table-row>
      </table:table>
      <table:table table:name="Volume 10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Block Type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4x1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4">
            <text:p>Velocity_scale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covered-table-cell/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6:50:19.619997001</meta:creation-date>
    <dc:date>2024-06-03T18:00:29.171606580</dc:date>
    <meta:editing-duration>PT39M49S</meta:editing-duration>
    <meta:editing-cycles>2</meta:editing-cycles>
    <meta:generator>LibreOffice/6.4.7.2$Linux_X86_64 LibreOffice_project/40$Build-2</meta:generator>
    <meta:document-statistic meta:table-count="3" meta:cell-count="33" meta:object-count="0"/>
  </office:meta>
</office:document-meta>
</file>